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4cc2" officeooo:paragraph-rsid="00164cc2"/>
    </style:style>
    <style:style style:name="P2" style:family="paragraph" style:parent-style-name="Standard">
      <style:text-properties officeooo:rsid="00164cc2" officeooo:paragraph-rsid="001753fd"/>
    </style:style>
    <style:style style:name="P3" style:family="paragraph" style:parent-style-name="Standard">
      <style:text-properties officeooo:rsid="001753fd" officeooo:paragraph-rsid="001753fd"/>
    </style:style>
    <style:style style:name="P4" style:family="paragraph" style:parent-style-name="Standard">
      <style:text-properties officeooo:rsid="001753fd" officeooo:paragraph-rsid="001753fd"/>
    </style:style>
    <style:style style:name="P5" style:family="paragraph" style:parent-style-name="Standard">
      <style:text-properties officeooo:rsid="0019b213" officeooo:paragraph-rsid="0019b213"/>
    </style:style>
    <style:style style:name="T1" style:family="text">
      <style:text-properties officeooo:rsid="001753fd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font-name="Liberation Mono" fo:font-size="11pt" fo:font-style="normal" fo:font-weight="normal" officeooo:rsid="00190d29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junio 2011</text:p>
      <text:p text:style-name="P1"/>
      <text:p text:style-name="P1">2)</text:p>
      <text:p text:style-name="P1"><draw:frame draw:style-name="fr1" draw:name="Objeto5" text:anchor-type="as-char" svg:y="-0.377cm" svg:width="1.863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F(x) =P[X&lt;=x]= integral entre -inf y x f(t)dt</text:p>
      <text:p text:style-name="P1"/>
      <text:p text:style-name="P1"><draw:frame draw:style-name="fr1" draw:name="Objeto1" text:anchor-type="as-char" svg:y="-0.743cm" svg:width="5.26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743cm" svg:width="13.16cm" svg:height="1.1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743cm" svg:width="15.822cm" svg:height="1.1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to4" text:anchor-type="as-char" svg:y="-0.743cm" svg:width="12.518cm" svg:height="1.1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>f(x)={</text:p>
      <text:p text:style-name="P1">0 si x=0</text:p>
      <text:p text:style-name="P1">cx^2/2 si <text:span text:style-name="T1">0</text:span> &lt;x &lt;=3</text:p>
      <text:p text:style-name="P1">c(6x-x^2)-9c si 3&lt;x&lt;=6</text:p>
      <text:p text:style-name="P1">9c si x&gt;6 </text:p>
      <text:p text:style-name="P1"/>
      <text:p text:style-name="P3">como lim f(x) en +inf tiene que ser 1, c vale 1/9</text:p>
      <text:p text:style-name="P3"/>
      <text:p text:style-name="P2">f(x)={</text:p>
      <text:p text:style-name="P2">0 si x=0</text:p>
      <text:p text:style-name="P2">x^2/<text:span text:style-name="T1">18</text:span> si <text:span text:style-name="T1">0</text:span> &lt;x &lt;=3</text:p>
      <text:p text:style-name="P2"><text:span text:style-name="T1">1/9</text:span>(6x-x^2)-<text:span text:style-name="T1">1</text:span> si 3&lt;x&lt;=6</text:p>
      <text:p text:style-name="P2"><text:span text:style-name="T1">1</text:span> si x&gt;6 </text:p>
      <text:p text:style-name="P2"/>
      <text:p text:style-name="P2"/>
      <text:p text:style-name="P3">P[X&lt;=3]=1-F(3)=1-3^2/18=1/2</text:p>
      <text:p text:style-name="P3"/>
      <text:p text:style-name="P3">P[X=3]=0</text:p>
      <text:p text:style-name="P3"/>
      <text:p text:style-name="P3"><text:span text:style-name="T3"><draw:frame draw:style-name="fr2" draw:name="Objeto6" text:anchor-type="as-char" svg:y="-0.743cm" svg:width="4.831cm" svg:height="1.19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><text:span text:style-name="T3"/></text:p>
      <text:p text:style-name="P3"><text:span text:style-name="T3"/></text:p>
      <text:p text:style-name="P3"><text:span text:style-name="T3"><draw:frame draw:style-name="fr2" draw:name="Objeto7" text:anchor-type="as-char" svg:y="-0.743cm" svg:width="16.642cm" svg:height="1.19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"><text:span text:style-name="T3"><draw:frame draw:style-name="fr2" draw:name="Objeto8" text:anchor-type="as-char" svg:y="-0.437cm" svg:width="5.951cm" svg:height="0.59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text:soft-page-break/><text:span text:style-name="T3">E</text:span><text:span text:style-name="T2">xamenSeptiembre.pdf</text:span></text:p>
      <text:p text:style-name="P5"><text:span text:style-name="T2">2)</text:span></text:p>
      <text:p text:style-name="P5"><text:span text:style-name="T2">P(componente funciona)=0.95</text:span></text:p>
      <text:p text:style-name="P5"><text:span text:style-name="T2">X→B(9,0.95)</text:span></text:p>
      <text:p text:style-name="P5"><text:span text:style-name="T2"/></text:p>
      <text:p text:style-name="P5"><text:span text:style-name="T2">1<text:tab/>P[X&gt;=6]=P[x&gt;5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3:04:48.455792216</meta:creation-date>
    <meta:editing-duration>PT3M45S</meta:editing-duration>
    <meta:editing-cycles>3</meta:editing-cycles>
    <meta:generator>LibreOffice/6.1.5.2$Linux_X86_64 LibreOffice_project/10$Build-2</meta:generator>
    <dc:date>2019-05-02T13:28:49.794649647</dc:date>
    <meta:document-statistic meta:table-count="0" meta:image-count="0" meta:object-count="8" meta:page-count="2" meta:paragraph-count="29" meta:word-count="63" meta:character-count="352" meta:non-whitespace-character-count="30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n>0</mn>
        </mrow>
      </mrow>
      <mrow>
        <mi mathvariant="italic">dt</mi>
        <mo stretchy="false">=</mo>
        <mn>0</mn>
      </mrow>
    </mrow>
    <annotation encoding="StarMath 5.0">F(x)=int from{-inf} to{x} f( t )dt=int from{-inf} to{x} 0dt=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underover>
            <mo stretchy="false">∫</mo>
            <mrow>
              <mo stretchy="false">−</mo>
              <mi mathvariant="italic">inf</mi>
            </mrow>
            <mn>0</mn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+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i>F</mi>
      </mrow>
      <mrow>
        <mrow>
          <mrow>
            <mo fence="true" stretchy="false">(</mo>
            <mrow>
              <mn>0</mn>
            </mrow>
            <mo fence="true" stretchy="false">)</mo>
          </mrow>
          <mo stretchy="false">+</mo>
          <mrow>
            <munderover>
              <mo stretchy="false">∫</mo>
              <mn>0</mn>
              <mi>x</mi>
            </munderover>
            <mi mathvariant="italic">ctdt</mi>
          </mrow>
        </mrow>
        <mo stretchy="false">=</mo>
        <mrow>
          <mn>0</mn>
          <mo stretchy="false">+</mo>
          <mi>c</mi>
        </mrow>
      </mrow>
      <mrow>
        <msup>
          <mi>t</mi>
          <mn>2</mn>
        </msup>
        <mo stretchy="false">/</mo>
        <mn>2</mn>
      </mrow>
      <mrow>
        <mrow>
          <munderover>
            <mo stretchy="false">∫</mo>
            <mn>0</mn>
            <mi>x</mi>
          </munderover>
          <mrow/>
        </mrow>
        <mo stretchy="false">=</mo>
        <mrow>
          <msup>
            <mi mathvariant="italic">cx</mi>
            <mn>2</mn>
          </msup>
          <mo stretchy="false">/</mo>
          <mn>2</mn>
        </mrow>
      </mrow>
    </mrow>
    <annotation encoding="StarMath 5.0">F( x )=int from{-inf} to{x} f( t )dt=int from{-inf} to{0} f( t )dt+int from{-inf} to{x} f( t )dt=F( 0 )+int from{0} to{x} ctdt=0+c t^2 /2 int from{0} to{x}{} = cx^2 /2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underover>
            <mo stretchy="false">∫</mo>
            <mrow>
              <mo stretchy="false">−</mo>
              <mi mathvariant="italic">inf</mi>
            </mrow>
            <mn>3</mn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+</mo>
        <mrow>
          <munderover>
            <mo stretchy="false">∫</mo>
            <mn>3</mn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i>F</mi>
      </mrow>
      <mrow>
        <mrow>
          <mo fence="true" stretchy="false">(</mo>
          <mrow>
            <mn>3</mn>
          </mrow>
          <mo fence="true" stretchy="false">)</mo>
        </mrow>
        <mo stretchy="false">+</mo>
        <mrow>
          <munderover>
            <mo stretchy="false">∫</mo>
            <mn>3</mn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  <mi>c</mi>
      <mrow>
        <mo fence="true" stretchy="false">(</mo>
        <mrow>
          <mrow>
            <mi>d</mi>
            <mo stretchy="false">−</mo>
            <mi>t</mi>
          </mrow>
        </mrow>
        <mo fence="true" stretchy="false">)</mo>
      </mrow>
      <mrow>
        <mi mathvariant="italic">dt</mi>
        <mo stretchy="false">=</mo>
        <mrow>
          <mrow>
            <mi>c</mi>
            <mo stretchy="false">∗</mo>
            <msup>
              <mn>3</mn>
              <mn>2</mn>
            </msup>
            <mo stretchy="false">/</mo>
            <mn>2</mn>
          </mrow>
          <mo stretchy="false">+</mo>
          <mi>c</mi>
        </mrow>
      </mrow>
      <mrow>
        <mo fence="true" stretchy="false">(</mo>
        <mrow>
          <mrow>
            <mn>6</mn>
            <mrow>
              <mi>t</mi>
              <mo stretchy="false">−</mo>
              <mrow>
                <msup>
                  <mi>t</mi>
                  <mn>2</mn>
                </msup>
                <mo stretchy="false">/</mo>
                <mn>2</mn>
              </mrow>
            </mrow>
          </mrow>
        </mrow>
        <mo fence="true" stretchy="false">)</mo>
      </mrow>
      <msubsup>
        <mtext>]</mtext>
        <mn>3</mn>
        <mi>x</mi>
      </msubsup>
    </mrow>
    <annotation encoding="StarMath 5.0">F( x )=int from{-inf} to{x} f( t )dt=int from{-inf} to{3} f( t )dt+int from{3} to{x} f( t )dt=F( 3 )+int from{3} to{x} f( t )dt c(d-t )dt=c*3^2/2 +c( 6t-t^2/2) "]"^x _ 3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italic">inf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underover>
            <mo stretchy="false">∫</mo>
            <mrow>
              <mo stretchy="false">−</mo>
              <mi mathvariant="italic">inf</mi>
            </mrow>
            <mn>6</mn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+</mo>
        <mrow>
          <munderover>
            <mo stretchy="false">∫</mo>
            <mn>6</mn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i>F</mi>
      </mrow>
      <mrow>
        <mrow>
          <mo fence="true" stretchy="false">(</mo>
          <mrow>
            <mn>6</mn>
          </mrow>
          <mo fence="true" stretchy="false">)</mo>
        </mrow>
        <mo stretchy="false">=</mo>
        <mi>c</mi>
      </mrow>
      <mrow>
        <mrow>
          <mo fence="true" stretchy="false">(</mo>
          <mrow>
            <mrow>
              <mrow>
                <mn>6</mn>
                <mo stretchy="false">∗</mo>
                <mn>6</mn>
              </mrow>
              <mo stretchy="false">−</mo>
              <mrow>
                <msup>
                  <mn>6</mn>
                  <mn>2</mn>
                </msup>
                <mo stretchy="false">/</mo>
                <mn>2</mn>
              </mrow>
            </mrow>
          </mrow>
          <mo fence="true" stretchy="false">)</mo>
        </mrow>
        <mo stretchy="false">−</mo>
        <mn>9</mn>
      </mrow>
      <mrow>
        <mi>c</mi>
        <mo stretchy="false">=</mo>
        <mn>9</mn>
      </mrow>
      <mi>c</mi>
    </mrow>
    <annotation encoding="StarMath 5.0">F( x )=int from{-inf} to{x} f( t )dt=int from{-inf} to{6} f( t )dt+int from{6} to{x} f( t )dt =F( 6 )=c( 6*6-6^2/2 )-9c=9c</annotation>
  </semantics>
</math>
</file>

<file path=Object 5/content.xml><?xml version="1.0" encoding="utf-8"?>
<math xmlns="http://www.w3.org/1998/Math/MathML" display="block">
  <semantics>
    <mrow>
      <mi>F</mi>
      <mi mathvariant="normal">:</mi>
      <mi mathvariant="normal">ℝ</mi>
      <mi>→</mi>
      <mi mathvariant="normal">ℝ</mi>
    </mrow>
    <annotation encoding="StarMath 5.0">F: setr → setr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[</mo>
          <mrow>
            <mrow>
              <mn>1,5</mn>
              <mo stretchy="false">≤</mo>
              <mi>x</mi>
              <mo stretchy="false">≤</mo>
              <mn>4,5</mn>
            </mrow>
          </mrow>
          <mo fence="true" stretchy="false">]</mo>
        </mrow>
        <mo stretchy="false">=</mo>
        <mrow>
          <munderover>
            <mo stretchy="false">∫</mo>
            <mn>1,5</mn>
            <mn>4,5</mn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P[1,5&lt;=x&lt;=4,5]= int from{1,5} to{4,5} f( x )dx
</annotation>
  </semantics>
</math>
</file>

<file path=Object 7/content.xml><?xml version="1.0" encoding="utf-8"?>
<math xmlns="http://www.w3.org/1998/Math/MathML" display="block">
  <semantics>
    <mrow>
      <mrow>
        <mi mathvariant="italic">EX</mi>
        <mo stretchy="false">=</mo>
        <mrow>
          <munderover>
            <mo stretchy="false">∫</mo>
            <mrow>
              <mo stretchy="false">−</mo>
              <mi mathvariant="italic">inf</mi>
            </mrow>
            <mi mathvariant="italic">inf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i mathvariant="italic">inf</mi>
            </mrow>
            <mn>0</mn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+</mo>
        <mrow>
          <munderover>
            <mo stretchy="false">∫</mo>
            <mn>0</mn>
            <mn>3</mn>
          </munderover>
          <mi>x</mi>
        </mrow>
      </mrow>
      <mi>f</mi>
      <mrow>
        <mo fence="true" stretchy="false">(</mo>
        <mrow>
          <mi>x</mi>
        </mrow>
        <mo fence="true" stretchy="false">)</mo>
      </mrow>
      <mrow>
        <mi mathvariant="italic">dx</mi>
        <mo stretchy="false">+</mo>
        <mrow>
          <munderover>
            <mo stretchy="false">∫</mo>
            <mn>3</mn>
            <mn>6</mn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+</mo>
        <mrow>
          <munderover>
            <mo stretchy="false">∫</mo>
            <mn>6</mn>
            <mi mathvariant="italic">inf</mi>
          </munderover>
          <mi>f</mi>
        </mrow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over>
            <mo stretchy="false">∫</mo>
            <mn>0</mn>
            <mn>3</mn>
          </munderover>
          <mi>x</mi>
        </mrow>
      </mrow>
      <mrow>
        <mn>1</mn>
        <mo stretchy="false">/</mo>
        <mn>9</mn>
      </mrow>
      <mi>x</mi>
      <mrow>
        <mi mathvariant="italic">dx</mi>
        <mo stretchy="false">+</mo>
        <mrow>
          <munderover>
            <mo stretchy="false">∫</mo>
            <mn>3</mn>
            <mn>6</mn>
          </munderover>
          <mi>x</mi>
        </mrow>
      </mrow>
      <mrow>
        <mn>1</mn>
        <mo stretchy="false">/</mo>
        <mn>9</mn>
      </mrow>
      <mrow>
        <mo fence="true" stretchy="false">(</mo>
        <mrow>
          <mrow>
            <mn>6</mn>
            <mo stretchy="false">−</mo>
            <mi>x</mi>
          </mrow>
        </mrow>
        <mo fence="true" stretchy="false">)</mo>
      </mrow>
      <mi mathvariant="italic">dx</mi>
    </mrow>
    <annotation encoding="StarMath 5.0">EX=int from{-inf} to{inf} f( x)dx = int from{-inf} to{0} f( x )dx +int from{0} to{3} x f( x )dx + int from{3} to{6} f( x )dx+int from{6} to{inf} f( x )dx = int from{0} to{3} x 1/9 x dx + int from{3} to{6} x 1/9 ( 6-x )dx

</annotation>
  </semantics>
</math>
</file>

<file path=Object 8/content.xml><?xml version="1.0" encoding="utf-8"?>
<math xmlns="http://www.w3.org/1998/Math/MathML" display="block">
  <semantics>
    <mrow>
      <mtext>=</mtext>
      <mrow>
        <mn>1</mn>
        <mo stretchy="false">/</mo>
        <mn>9</mn>
      </mrow>
      <mrow>
        <msup>
          <mi>x</mi>
          <mn>2</mn>
        </msup>
        <mo stretchy="false">/</mo>
        <mn>2</mn>
      </mrow>
      <msubsup>
        <mtext>]</mtext>
        <mn>0</mn>
        <mn>3</mn>
      </msubsup>
      <mrow>
        <mn>1</mn>
        <mo stretchy="false">/</mo>
        <mn>9</mn>
      </mrow>
      <mrow>
        <mo fence="true" stretchy="false">(</mo>
        <mrow>
          <mrow>
            <mn>6</mn>
            <mrow>
              <mrow>
                <msup>
                  <mi>x</mi>
                  <mn>2</mn>
                </msup>
                <mo stretchy="false">/</mo>
                <mn>2</mn>
              </mrow>
              <mo stretchy="false">−</mo>
              <mrow>
                <msup>
                  <mi>x</mi>
                  <mn>3</mn>
                </msup>
                <mo stretchy="false">/</mo>
                <mn>3</mn>
              </mrow>
            </mrow>
          </mrow>
        </mrow>
        <mo fence="true" stretchy="false">)</mo>
      </mrow>
      <msubsup>
        <mtext>]</mtext>
        <mn>3</mn>
        <mn>6</mn>
      </msubsup>
      <mtext>=</mtext>
    </mrow>
    <annotation encoding="StarMath 5.0">"="1/9 x^2/2 "]"_0 ^3 1/9 ( 6x^2/2 -x^3 /3  ) "]"^6 _ 3 "="</annotation>
  </semantics>
</math>
</file>